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882cm"/>
    </style:style>
    <style:style style:name="Table1.B" style:family="table-column">
      <style:table-column-properties style:column-width="15.118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Heading_20_2">
      <style:paragraph-properties fo:margin-left="0cm" fo:margin-right="0cm" fo:text-indent="0cm" style:auto-text-indent="false"/>
    </style:style>
    <style:style style:name="P3" style:family="paragraph" style:parent-style-name="Preformatted_20_Text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Heading_20_1">
      <style:paragraph-properties fo:margin-left="0cm" fo:margin-right="0cm" fo:text-indent="0cm" style:auto-text-indent="false"/>
    </style:style>
    <style:style style:name="P6" style:family="paragraph" style:parent-style-name="Heading_20_3">
      <style:paragraph-properties fo:margin-left="0cm" fo:margin-right="0cm" fo:text-indent="0cm" style:auto-text-indent="false"/>
    </style:style>
    <style:style style:name="P7" style:family="paragraph" style:parent-style-name="Preformatted_20_Text">
      <style:paragraph-properties fo:margin-left="0cm" fo:margin-right="0cm" fo:text-indent="0cm" style:auto-text-indent="false"/>
    </style:style>
    <style:style style:name="P8" style:family="paragraph" style:parent-style-name="Text_20_body" style:list-style-name="L1">
      <style:paragraph-properties fo:margin-left="0cm" fo:margin-right="0cm" fo:text-indent="0cm" style:auto-text-indent="false"/>
    </style:style>
    <style:style style:name="P9" style:family="paragraph" style:parent-style-name="Text_20_body" style:list-style-name="L1">
      <style:paragraph-properties fo:text-indent="0cm" style:auto-text-indent="false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officeooo:rsid="00040137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10"/><text:span text:style-name="T1">FlexBox</text:span></text:p>
      <text:p text:style-name="Standard"/>
      <text:p text:style-name="P4">O <text:span text:style-name="Strong_20_Emphasis">Flexbox</text:span> (ou <text:span text:style-name="Strong_20_Emphasis">Flexible Box Layout</text:span>) é um sistema de <text:span text:style-name="Strong_20_Emphasis">layout do CSS</text:span> usado para <text:span text:style-name="Strong_20_Emphasis">organizar e alinhar elementos dentro de um container</text:span>, deixando o site <text:span text:style-name="Strong_20_Emphasis">mais responsivo e fácil de ajustar</text:span> em diferentes tamanhos de tela. 📱💻</text:p>
      <text:p text:style-name="P4">Ele é muito usado no <text:span text:style-name="Strong_20_Emphasis">front-end</text:span> porque facilita alinhar elementos <text:span text:style-name="Strong_20_Emphasis">lado a lado</text:span>, <text:span text:style-name="Strong_20_Emphasis">centralizar conteúdo</text:span> e <text:span text:style-name="Strong_20_Emphasis">distribuir espaços automaticamente</text:span>.</text:p>
      <text:p text:style-name="Horizontal_20_Line"/>
      <text:h text:style-name="P2" text:outline-level="2">📦 Ideia principal do Flexbox</text:h>
      <text:p text:style-name="P4">No Flexbox existem <text:span text:style-name="Strong_20_Emphasis">2 partes principais</text:span>:</text:p>
      <text:list text:style-name="L1">
        <text:list-item>
          <text:p text:style-name="P8"><text:span text:style-name="Strong_20_Emphasis">Container flex</text:span> → o elemento pai</text:p>
        </text:list-item>
        <text:list-item>
          <text:p text:style-name="P9"><text:span text:style-name="Strong_20_Emphasis">Itens flex</text:span> → os elementos filhos dentro dele</text:p>
        </text:list-item>
      </text:list>
      <text:p text:style-name="P4">Exemplo em HTML:</text:p>
      <text:section text:style-name="Sect1" text:name="code-block-viewer">
        <text:p text:style-name="P3">&lt;div class="container"&gt;</text:p>
        <text:p text:style-name="Preformatted_20_Text"><text:s text:c="2"/>&lt;div&gt;Item 1&lt;/div&gt;</text:p>
        <text:p text:style-name="Preformatted_20_Text"><text:s text:c="2"/>&lt;div&gt;Item 2&lt;/div&gt;</text:p>
        <text:p text:style-name="Preformatted_20_Text"><text:s text:c="2"/>&lt;div&gt;Item 3&lt;/div&gt;</text:p>
        <text:p text:style-name="Preformatted_20_Text">&lt;/div&gt;</text:p>
      </text:section>
      <text:p text:style-name="P4">CSS:</text:p>
      <text:section text:style-name="Sect1" text:name="Section1">
        <text:p text:style-name="P3"><text:bookmark text:name="code-block-viewer"/>.container {</text:p>
        <text:p text:style-name="Preformatted_20_Text"><text:s text:c="2"/>display: flex;</text:p>
        <text:p text:style-name="Preformatted_20_Text">}</text:p>
      </text:section>
      <text:p text:style-name="P4">Quando você coloca:</text:p>
      <text:section text:style-name="Sect1" text:name="Section2">
        <text:p text:style-name="P3"><text:bookmark text:name="code-block-viewer Copy 1"/>display: flex;</text:p>
      </text:section>
      <text:p text:style-name="P4">os elementos <text:span text:style-name="Strong_20_Emphasis">param de ficar um embaixo do outro</text:span> e passam a ficar <text:span text:style-name="Strong_20_Emphasis">lado a lado</text:span> automaticamente.</text:p>
      <text:p text:style-name="Horizontal_20_Line"/>
      <text:h text:style-name="P1" text:outline-level="1">Principais propriedades do Flexbox</text:h>
      <text:h text:style-name="P2" text:outline-level="2">1️⃣ display: flex</text:h>
      <text:p text:style-name="P4">Ativa o flexbox no container.</text:p>
      <text:section text:style-name="Sect1" text:name="Section3">
        <text:p text:style-name="P3"><text:bookmark text:name="code-block-viewer Copy 2"/>.container {</text:p>
        <text:p text:style-name="Preformatted_20_Text"><text:s text:c="2"/>display: flex;</text:p>
        <text:p text:style-name="Preformatted_20_Text">}</text:p>
      </text:section>
      <text:p text:style-name="P4">Resultado:</text:p>
      <text:section text:style-name="Sect1" text:name="Section4">
        <text:p text:style-name="P3"><text:bookmark text:name="code-block-viewer Copy 3"/>Item 1 | Item 2 | Item 3</text:p>
      </text:section>
      <text:p text:style-name="Horizontal_20_Line"/>
      <text:h text:style-name="P1" text:outline-level="1">2️⃣ flex-direction</text:h>
      <text:p text:style-name="P4">Define <text:span text:style-name="Strong_20_Emphasis">a direção dos itens</text:span>.</text:p>
      <text:section text:style-name="Sect1" text:name="Section5">
        <text:p text:style-name="P3"><text:bookmark text:name="code-block-viewer Copy 4"/><text:soft-page-break/>flex-direction: row;</text:p>
      </text:section>
      <text:p text:style-name="P4">Linha (padrão)</text:p>
      <text:section text:style-name="Sect1" text:name="Section6">
        <text:p text:style-name="P3"><text:bookmark text:name="code-block-viewer Copy 5"/>Item1 Item2 Item3</text:p>
      </text:section>
      <text:section text:style-name="Sect1" text:name="Section7">
        <text:p text:style-name="P3"><text:bookmark text:name="code-block-viewer Copy 6"/>flex-direction: column;</text:p>
      </text:section>
      <text:p text:style-name="P4">Coluna</text:p>
      <text:section text:style-name="Sect1" text:name="Section8">
        <text:p text:style-name="P3"><text:bookmark text:name="code-block-viewer Copy 7"/>Item1</text:p>
        <text:p text:style-name="Preformatted_20_Text">Item2</text:p>
        <text:p text:style-name="Preformatted_20_Text">Item3</text:p>
      </text:section>
      <text:p text:style-name="P4">Outros:</text:p>
      <text:section text:style-name="Sect1" text:name="Section9">
        <text:p text:style-name="P3"><text:bookmark text:name="code-block-viewer Copy 8"/>row-reverse</text:p>
        <text:p text:style-name="Preformatted_20_Text">column-reverse</text:p>
      </text:section>
      <text:p text:style-name="Horizontal_20_Line"/>
      <text:h text:style-name="P1" text:outline-level="1">3️⃣ justify-content</text:h>
      <text:p text:style-name="P4">Alinha os elementos <text:span text:style-name="Strong_20_Emphasis">horizontalmente</text:span>.</text:p>
      <text:section text:style-name="Sect1" text:name="Section10">
        <text:p text:style-name="P3"><text:bookmark text:name="code-block-viewer Copy 9"/>justify-content: center;</text:p>
      </text:section>
      <text:p text:style-name="P4">Centraliza</text:p>
      <text:section text:style-name="Sect1" text:name="Section11">
        <text:p text:style-name="P3"><text:bookmark text:name="code-block-viewer Copy 10"/>justify-content: space-between;</text:p>
      </text:section>
      <text:p text:style-name="P4">Espaço entre os itens</text:p>
      <text:section text:style-name="Sect1" text:name="Section12">
        <text:p text:style-name="P3"><text:bookmark text:name="code-block-viewer Copy 11"/>Item1 <text:s text:c="5"/>Item2 <text:s text:c="5"/>Item3</text:p>
      </text:section>
      <text:section text:style-name="Sect1" text:name="Section13">
        <text:p text:style-name="P3"><text:bookmark text:name="code-block-viewer Copy 12"/>justify-content: space-around;</text:p>
      </text:section>
      <text:p text:style-name="P4">Espaço ao redor</text:p>
      <text:section text:style-name="Sect1" text:name="Section14">
        <text:p text:style-name="P3"><text:bookmark text:name="code-block-viewer Copy 13"/>justify-content: flex-start;</text:p>
      </text:section>
      <text:p text:style-name="P4">Início (padrão)</text:p>
      <text:section text:style-name="Sect1" text:name="Section15">
        <text:p text:style-name="P3"><text:bookmark text:name="code-block-viewer Copy 14"/>justify-content: flex-end;</text:p>
      </text:section>
      <text:p text:style-name="P4">Final</text:p>
      <text:p text:style-name="Horizontal_20_Line"/>
      <text:h text:style-name="P1" text:outline-level="1">4️⃣ align-items</text:h>
      <text:p text:style-name="P4">Alinha <text:span text:style-name="Strong_20_Emphasis">verticalmente</text:span> os elementos.</text:p>
      <text:section text:style-name="Sect1" text:name="Section16">
        <text:p text:style-name="P3"><text:bookmark text:name="code-block-viewer Copy 15"/>align-items: center;</text:p>
      </text:section>
      <text:p text:style-name="P4">Centraliza verticalmente.</text:p>
      <text:p text:style-name="P4">Outros valores:</text:p>
      <text:section text:style-name="Sect1" text:name="Section17">
        <text:p text:style-name="P3"><text:bookmark text:name="code-block-viewer Copy 16"/>flex-start</text:p>
        <text:p text:style-name="Preformatted_20_Text">flex-end</text:p>
        <text:p text:style-name="Preformatted_20_Text">stretch</text:p>
        <text:p text:style-name="Preformatted_20_Text">baseline</text:p>
      </text:section>
      <text:p text:style-name="Horizontal_20_Line"/>
      <text:h text:style-name="P1" text:outline-level="1">5️⃣ gap</text:h>
      <text:p text:style-name="P4">Cria <text:span text:style-name="Strong_20_Emphasis">espaço entre os elementos</text:span>.</text:p>
      <text:section text:style-name="Sect1" text:name="Section18">
        <text:p text:style-name="P3"><text:bookmark text:name="code-block-viewer Copy 17"/>gap: 20px;</text:p>
      </text:section>
      <text:p text:style-name="Horizontal_20_Line"><text:soft-page-break/></text:p>
      <text:h text:style-name="P1" text:outline-level="1">Exemplo completo</text:h>
      <text:p text:style-name="P4">HTML</text:p>
      <text:section text:style-name="Sect1" text:name="Section19">
        <text:p text:style-name="P3"><text:bookmark text:name="code-block-viewer Copy 18"/>&lt;div class="container"&gt;</text:p>
        <text:p text:style-name="Preformatted_20_Text"><text:s text:c="2"/>&lt;div class="box"&gt;1&lt;/div&gt;</text:p>
        <text:p text:style-name="Preformatted_20_Text"><text:s text:c="2"/>&lt;div class="box"&gt;2&lt;/div&gt;</text:p>
        <text:p text:style-name="Preformatted_20_Text"><text:s text:c="2"/>&lt;div class="box"&gt;3&lt;/div&gt;</text:p>
        <text:p text:style-name="Preformatted_20_Text">&lt;/div&gt;</text:p>
      </text:section>
      <text:p text:style-name="P4">CSS</text:p>
      <text:section text:style-name="Sect1" text:name="Section20">
        <text:p text:style-name="P3"><text:bookmark text:name="code-block-viewer Copy 19"/>.container{</text:p>
        <text:p text:style-name="Preformatted_20_Text"><text:s text:c="2"/>display: flex;</text:p>
        <text:p text:style-name="Preformatted_20_Text"><text:s text:c="2"/>justify-content: center;</text:p>
        <text:p text:style-name="Preformatted_20_Text"><text:s text:c="2"/>align-items: center;</text:p>
        <text:p text:style-name="Preformatted_20_Text"><text:s text:c="2"/>gap: 20px;</text:p>
        <text:p text:style-name="Preformatted_20_Text">}</text:p>
        <text:p text:style-name="Preformatted_20_Text">.box{</text:p>
        <text:p text:style-name="Preformatted_20_Text"><text:s text:c="2"/>width: 100px;</text:p>
        <text:p text:style-name="Preformatted_20_Text"><text:s text:c="2"/>height: 100px;</text:p>
        <text:p text:style-name="Preformatted_20_Text"><text:s text:c="2"/>background: pink;</text:p>
        <text:p text:style-name="Preformatted_20_Text">}</text:p>
      </text:section>
      <text:p text:style-name="P4">Resultado:</text:p>
      <text:section text:style-name="Sect1" text:name="Section21">
        <text:p text:style-name="P3"><text:bookmark text:name="code-block-viewer Copy 20"/>[1] <text:s text:c="2"/>[2] <text:s text:c="2"/>[3]</text:p>
      </text:section>
      <text:p text:style-name="P4">Tudo <text:span text:style-name="Strong_20_Emphasis">centralizado e organizado</text:span>.</text:p>
      <text:p text:style-name="Horizontal_20_Line"/>
      <text:h text:style-name="P1" text:outline-level="1">🎯 Por que o Flexbox é tão usado?</text:h>
      <text:p text:style-name="P4">Porque ele resolve problemas difíceis como:</text:p>
      <text:p text:style-name="P4">✅ centralizar elementos<text:line-break/>✅ criar menus<text:line-break/>✅ alinhar botões<text:line-break/>✅ organizar cards<text:line-break/>✅ criar layouts responsivos</text:p>
      <text:p text:style-name="Horizontal_20_Line"/>
      <text:p text:style-name="P4">✅ <text:span text:style-name="Strong_20_Emphasis">Exemplo real que você provavelmente já fez:</text:span></text:p>
      <text:p text:style-name="P4">Centralizar um botão na página:</text:p>
      <text:section text:style-name="Sect1" text:name="Section22">
        <text:p text:style-name="P3"><text:bookmark text:name="code-block-viewer Copy 21"/>body{</text:p>
        <text:p text:style-name="Preformatted_20_Text">display: flex;</text:p>
        <text:p text:style-name="Preformatted_20_Text">justify-content: center;</text:p>
        <text:p text:style-name="Preformatted_20_Text">align-items: center;</text:p>
        <text:p text:style-name="Preformatted_20_Text">height: 100vh;</text:p>
        <text:p text:style-name="Preformatted_20_Text">}</text:p>
      </text:section>
      <text:p text:style-name="Horizontal_20_Line"/>
      <text:p text:style-name="P4">💡 <text:span text:style-name="Strong_20_Emphasis">Dica importante:</text:span><text:line-break/>Flexbox é melhor para <text:span text:style-name="Strong_20_Emphasis">organizar elementos em 1 direção</text:span> (linha OU coluna).</text:p>
      <text:p text:style-name="P4"><text:soft-page-break/>Quando o layout é <text:span text:style-name="Strong_20_Emphasis">mais complexo</text:span>, usa-se <text:span text:style-name="Strong_20_Emphasis">CSS Grid</text:span>.</text:p>
      <text:p text:style-name="Horizontal_20_Line"/>
      <text:p text:style-name="Text_20_body"/>
      <text:p text:style-name="P4">Ele possui <text:span text:style-name="Strong_20_Emphasis">várias propriedades</text:span>, divididas em <text:span text:style-name="Strong_20_Emphasis">2 grupos</text:span>:<text:line-break/>1️⃣ propriedades do <text:span text:style-name="Strong_20_Emphasis">container flex</text:span> (elemento pai)<text:line-break/>2️⃣ propriedades dos <text:span text:style-name="Strong_20_Emphasis">itens flex</text:span> (elementos filhos)</text:p>
      <text:p text:style-name="Horizontal_20_Line"/>
      <text:h text:style-name="P1" text:outline-level="1">1. Propriedades do CONTAINER FLEX</text:h>
      <text:p text:style-name="P4">Primeiro você ativa o flexbox:</text:p>
      <text:section text:style-name="Sect1" text:name="Section23">
        <text:p text:style-name="P3"><text:bookmark text:name="code-block-viewer Copy 22"/>.container {</text:p>
        <text:p text:style-name="Preformatted_20_Text"><text:s text:c="2"/>display: flex;</text:p>
        <text:p text:style-name="Preformatted_20_Text">}</text:p>
      </text:section>
      <text:h text:style-name="P6" text:outline-level="3">1️⃣ flex-direction</text:h>
      <text:p text:style-name="P4">Define a direção dos itens.</text:p>
      <text:section text:style-name="Sect1" text:name="Section24">
        <text:p text:style-name="P3"><text:bookmark text:name="code-block-viewer Copy 23"/>flex-direction: row; <text:s text:c="8"/>/* linha (padrão) */</text:p>
        <text:p text:style-name="Preformatted_20_Text">flex-direction: row-reverse; /* linha invertida */</text:p>
        <text:p text:style-name="Preformatted_20_Text">flex-direction: column; <text:s text:c="5"/>/* coluna */</text:p>
        <text:p text:style-name="Preformatted_20_Text">flex-direction: column-reverse; /* coluna invertida */</text:p>
      </text:section>
      <text:p text:style-name="Horizontal_20_Line"/>
      <text:h text:style-name="P6" text:outline-level="3">2️⃣ flex-wrap</text:h>
      <text:p text:style-name="P4">Define se os itens quebram linha.</text:p>
      <text:section text:style-name="Sect1" text:name="Section25">
        <text:p text:style-name="P3"><text:bookmark text:name="code-block-viewer Copy 24"/>flex-wrap: nowrap; <text:s text:c="2"/>/* tudo na mesma linha */</text:p>
        <text:p text:style-name="Preformatted_20_Text">flex-wrap: wrap; <text:s text:c="4"/>/* quebra linha */</text:p>
        <text:p text:style-name="Preformatted_20_Text">flex-wrap: wrap-reverse; /* quebra invertido */</text:p>
      </text:section>
      <text:p text:style-name="Horizontal_20_Line"/>
      <text:h text:style-name="P6" text:outline-level="3">3️⃣ flex-flow</text:h>
      <text:p text:style-name="P4">Atalho para <text:span text:style-name="Strong_20_Emphasis">direction + wrap</text:span>.</text:p>
      <text:section text:style-name="Sect1" text:name="Section26">
        <text:p text:style-name="P3"><text:bookmark text:name="code-block-viewer Copy 25"/>flex-flow: row wrap;</text:p>
      </text:section>
      <text:p text:style-name="Horizontal_20_Line"/>
      <text:h text:style-name="P6" text:outline-level="3">4️⃣ justify-content</text:h>
      <text:p text:style-name="P4">Alinha os itens <text:span text:style-name="Strong_20_Emphasis">horizontalmente</text:span>.</text:p>
      <text:section text:style-name="Sect1" text:name="Section27">
        <text:p text:style-name="P3"><text:bookmark text:name="code-block-viewer Copy 26"/>justify-content: flex-start; </text:p>
        <text:p text:style-name="Preformatted_20_Text">justify-content: flex-end;</text:p>
        <text:p text:style-name="Preformatted_20_Text">justify-content: center;</text:p>
        <text:p text:style-name="Preformatted_20_Text">justify-content: space-between;</text:p>
        <text:p text:style-name="Preformatted_20_Text">justify-content: space-around;</text:p>
        <text:p text:style-name="Preformatted_20_Text">justify-content: space-evenly;</text:p>
      </text:section>
      <text:p text:style-name="P4">Exemplo:</text:p>
      <text:section text:style-name="Sect1" text:name="Section28">
        <text:p text:style-name="P3"><text:bookmark text:name="code-block-viewer Copy 27"/>.container {</text:p>
        <text:p text:style-name="Preformatted_20_Text"><text:s text:c="2"/>display: flex;</text:p>
        <text:p text:style-name="Preformatted_20_Text"><text:soft-page-break/><text:s text:c="2"/>justify-content: center;</text:p>
        <text:p text:style-name="Preformatted_20_Text">}</text:p>
      </text:section>
      <text:p text:style-name="Horizontal_20_Line"/>
      <text:h text:style-name="P6" text:outline-level="3">5️⃣ align-items</text:h>
      <text:p text:style-name="P4">Alinha os itens <text:span text:style-name="Strong_20_Emphasis">verticalmente</text:span>.</text:p>
      <text:section text:style-name="Sect1" text:name="Section29">
        <text:p text:style-name="P3"><text:bookmark text:name="code-block-viewer Copy 28"/>align-items: stretch;</text:p>
        <text:p text:style-name="Preformatted_20_Text">align-items: flex-start;</text:p>
        <text:p text:style-name="Preformatted_20_Text">align-items: flex-end;</text:p>
        <text:p text:style-name="Preformatted_20_Text">align-items: center;</text:p>
        <text:p text:style-name="Preformatted_20_Text">align-items: baseline;</text:p>
      </text:section>
      <text:p text:style-name="Horizontal_20_Line"/>
      <text:h text:style-name="P6" text:outline-level="3">6️⃣ align-content</text:h>
      <text:p text:style-name="P4">Alinha <text:span text:style-name="Strong_20_Emphasis">linhas do flex</text:span> quando há quebra.</text:p>
      <text:section text:style-name="Sect1" text:name="Section30">
        <text:p text:style-name="P3"><text:bookmark text:name="code-block-viewer Copy 29"/>align-content: flex-start;</text:p>
        <text:p text:style-name="Preformatted_20_Text">align-content: center;</text:p>
        <text:p text:style-name="Preformatted_20_Text">align-content: space-between;</text:p>
        <text:p text:style-name="Preformatted_20_Text">align-content: space-around;</text:p>
        <text:p text:style-name="Preformatted_20_Text">align-content: stretch;</text:p>
      </text:section>
      <text:p text:style-name="Horizontal_20_Line"/>
      <text:h text:style-name="P6" text:outline-level="3">7️⃣ gap</text:h>
      <text:p text:style-name="P4">Define o <text:span text:style-name="Strong_20_Emphasis">espaçamento entre itens</text:span>.</text:p>
      <text:section text:style-name="Sect1" text:name="Section31">
        <text:p text:style-name="P3"><text:bookmark text:name="code-block-viewer Copy 30"/>gap: 10px;</text:p>
      </text:section>
      <text:p text:style-name="P4">ou</text:p>
      <text:section text:style-name="Sect1" text:name="Section32">
        <text:p text:style-name="P3"><text:bookmark text:name="code-block-viewer Copy 31"/>row-gap: 10px;</text:p>
        <text:p text:style-name="Preformatted_20_Text">column-gap: 20px;</text:p>
      </text:section>
      <text:p text:style-name="Horizontal_20_Line"/>
      <text:h text:style-name="P1" text:outline-level="1">2. Propriedades dos ITENS FLEX</text:h>
      <text:h text:style-name="P6" text:outline-level="3">1️⃣ order</text:h>
      <text:p text:style-name="P4">Muda a ordem dos elementos.</text:p>
      <text:section text:style-name="Sect1" text:name="Section33">
        <text:p text:style-name="P3"><text:bookmark text:name="code-block-viewer Copy 32"/>.item {</text:p>
        <text:p text:style-name="Preformatted_20_Text"><text:s text:c="2"/>order: 2;</text:p>
        <text:p text:style-name="Preformatted_20_Text">}</text:p>
      </text:section>
      <text:p text:style-name="Horizontal_20_Line"/>
      <text:h text:style-name="P6" text:outline-level="3">2️⃣ flex-grow</text:h>
      <text:p text:style-name="P4">Define <text:span text:style-name="Strong_20_Emphasis">quanto o item pode crescer</text:span>.</text:p>
      <text:section text:style-name="Sect1" text:name="Section34">
        <text:p text:style-name="P3"><text:bookmark text:name="code-block-viewer Copy 33"/>flex-grow: 1;</text:p>
      </text:section>
      <text:p text:style-name="Horizontal_20_Line"/>
      <text:h text:style-name="P6" text:outline-level="3">3️⃣ flex-shrink</text:h>
      <text:p text:style-name="P4">Define <text:span text:style-name="Strong_20_Emphasis">quanto o item pode encolher</text:span>.</text:p>
      <text:section text:style-name="Sect1" text:name="Section35">
        <text:p text:style-name="P3"><text:bookmark text:name="code-block-viewer Copy 34"/><text:soft-page-break/>flex-shrink: 1;</text:p>
      </text:section>
      <text:p text:style-name="Horizontal_20_Line"/>
      <text:h text:style-name="P6" text:outline-level="3">4️⃣ flex-basis</text:h>
      <text:p text:style-name="P4">Define o <text:span text:style-name="Strong_20_Emphasis">tamanho inicial do item</text:span>.</text:p>
      <text:section text:style-name="Sect1" text:name="Section36">
        <text:p text:style-name="P3"><text:bookmark text:name="code-block-viewer Copy 35"/>flex-basis: 200px;</text:p>
      </text:section>
      <text:p text:style-name="Horizontal_20_Line"/>
      <text:h text:style-name="P6" text:outline-level="3">5️⃣ flex</text:h>
      <text:p text:style-name="P4">Atalho para grow + shrink + basis.</text:p>
      <text:section text:style-name="Sect1" text:name="Section37">
        <text:p text:style-name="P3"><text:bookmark text:name="code-block-viewer Copy 36"/>flex: 1;</text:p>
      </text:section>
      <text:p text:style-name="P4">ou</text:p>
      <text:section text:style-name="Sect1" text:name="Section38">
        <text:p text:style-name="P3"><text:bookmark text:name="code-block-viewer Copy 37"/>flex: 1 1 200px;</text:p>
      </text:section>
      <text:p text:style-name="Horizontal_20_Line"/>
      <text:h text:style-name="P6" text:outline-level="3">6️⃣ align-self</text:h>
      <text:p text:style-name="P4">Alinha <text:span text:style-name="Strong_20_Emphasis">um item específico</text:span>.</text:p>
      <text:section text:style-name="Sect1" text:name="Section39">
        <text:p text:style-name="P3"><text:bookmark text:name="code-block-viewer Copy 38"/>align-self: center;</text:p>
        <text:p text:style-name="Preformatted_20_Text">align-self: flex-start;</text:p>
        <text:p text:style-name="Preformatted_20_Text">align-self: flex-end;</text:p>
      </text:section>
      <text:p text:style-name="Horizontal_20_Line"/>
      <text:p text:style-name="P4">✅ <text:span text:style-name="Strong_20_Emphasis">Resumo simples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Tipo</text:p>
            </table:table-cell>
            <table:table-cell table:style-name="Table1.A1" office:value-type="string">
              <text:p text:style-name="Table_20_Heading">Propriedades</text:p>
            </table:table-cell>
          </table:table-row>
        </table:table-header-rows>
        <table:table-row>
          <table:table-cell table:style-name="Table1.A1" office:value-type="string">
            <text:p text:style-name="Table_20_Contents">Container</text:p>
          </table:table-cell>
          <table:table-cell table:style-name="Table1.A1" office:value-type="string">
            <text:p text:style-name="Table_20_Contents">display, flex-direction, flex-wrap, flex-flow, justify-content, align-items, align-content, gap</text:p>
          </table:table-cell>
        </table:table-row>
        <table:table-row>
          <table:table-cell table:style-name="Table1.A1" office:value-type="string">
            <text:p text:style-name="Table_20_Contents">Itens</text:p>
          </table:table-cell>
          <table:table-cell table:style-name="Table1.A1" office:value-type="string">
            <text:p text:style-name="Table_20_Contents">order, flex-grow, flex-shrink, flex-basis, flex, align-self</text:p>
          </table:table-cell>
        </table:table-row>
      </table:table>
      <text:p text:style-name="Text_20_body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0T17:12:40.407976014</meta:creation-date>
    <dc:date>2026-03-16T15:42:44.499257924</dc:date>
    <meta:editing-duration>PT2M27S</meta:editing-duration>
    <meta:editing-cycles>2</meta:editing-cycles>
    <meta:generator>1Doc/1.5.0.$MacOSX_X86_64 LibreOffice_project/2f9b6e7260225c6c2c1401d17cb7be8dc4e3347b</meta:generator>
    <meta:document-statistic meta:table-count="1" meta:image-count="0" meta:object-count="0" meta:page-count="6" meta:paragraph-count="186" meta:word-count="621" meta:character-count="4404" meta:non-whitespace-character-count="3889"/>
  </office:meta>
</office:document-meta>
</file>